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 Color Emoji2" svg:font-family="'Apple Color Emoji'"/>
    <style:font-face style:name="Liberation Sans" svg:font-family="'Liberation Sans'" style:font-family-generic="swiss"/>
    <style:font-face style:name="Apple Color Emoji1" svg:font-family="'Apple Color Emoji'" style:font-pitch="fixed"/>
    <style:font-face style:name="Apple Color Emoji" svg:font-family="'Apple Color Emoji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none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14cm" svg:stroke-color="#000000" draw:stroke-linejoin="round" svg:stroke-linecap="butt" draw:fill="solid" draw:fill-color="#000000" fo:padding-top="0.007cm" fo:padding-bottom="0.007cm" fo:padding-left="0.007cm" fo:padding-right="0.007cm"/>
    </style:style>
    <style:style style:name="gr4" style:family="graphic" style:parent-style-name="standard">
      <style:graphic-properties draw:stroke="none" svg:stroke-width="0.014cm" svg:stroke-color="#000000" draw:stroke-linejoin="miter" svg:stroke-linecap="butt" draw:fill="none" fo:padding-top="0.007cm" fo:padding-bottom="0.007cm" fo:padding-left="0.007cm" fo:padding-right="0.007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/>
    </style:style>
    <style:style style:name="gr7" style:family="graphic" style:parent-style-name="standard" style:list-style-name="L1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  <style:paragraph-properties style:writing-mode="lr-tb"/>
    </style:style>
    <style:style style:name="gr8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  <style:paragraph-properties style:writing-mode="lr-tb"/>
    </style:style>
    <style:style style:name="P1" style:family="paragraph">
      <loext:graphic-properties draw:fill="none"/>
      <style:text-properties style:font-name="Apple Color Emoji1" fo:font-size="18pt" style:font-size-asian="18pt" style:font-size-complex="18pt"/>
    </style:style>
    <style:style style:name="P2" style:family="paragraph">
      <loext:graphic-properties draw:fill="none"/>
      <style:paragraph-properties style:writing-mode="lr-tb"/>
      <style:text-properties style:font-name="Apple Color Emoji1" fo:font-size="18pt" style:font-size-asian="18pt" style:font-size-complex="18pt"/>
    </style:style>
    <style:style style:name="P3" style:family="paragraph">
      <loext:graphic-properties draw:fill="solid" draw:fill-color="#000000"/>
      <style:text-properties style:font-name="Apple Color Emoji1" fo:font-size="18pt" style:font-size-asian="18pt" style:font-size-complex="18pt"/>
    </style:style>
    <style:style style:name="P4" style:family="paragraph">
      <style:text-properties style:font-name="Apple Color Emoji1"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Apple Color Emoji1" fo:font-size="18pt" style:font-size-asian="18pt" style:font-size-complex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Apple Color Emoji1" fo:font-size="18pt" style:font-size-asian="18pt" style:font-size-complex="18pt"/>
    </style:style>
    <style:style style:name="T1" style:family="text">
      <style:text-properties style:font-name-asian="Apple Color Emoji2" style:font-name-complex="Apple Color Emoji2"/>
    </style:style>
    <style:style style:name="T2" style:family="text">
      <style:text-properties style:font-name="Apple Color Emoji2" style:font-name-asian="Apple Color Emoji2" style:font-name-complex="Apple Color Emoji2"/>
    </style:style>
    <style:style style:name="T3" style:family="text">
      <style:text-properties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6cm" svg:height="0.6cm" draw:transform="rotate (-1.5707963267949) translate (10.423cm 1.868cm)" svg:viewBox="0 0 601 601" svg:d="M300 0c-166 0-300 135-300 301s134 300 300 300c167 0 301-134 301-300s-134-301-301-301z">
          <text:p/>
        </draw:path>
        <draw:path draw:style-name="gr2" draw:text-style-name="P2" draw:layer="layout" svg:width="0.6cm" svg:height="0.6cm" svg:x="6.222cm" svg:y="3.367cm" svg:viewBox="0 0 601 601" svg:d="M301 0c-165 0-301 135-301 301s136 300 301 300c166 0 300-134 300-300s-134-301-300-301z">
          <text:p/>
        </draw:path>
        <draw:line draw:style-name="gr1" draw:text-style-name="P1" draw:layer="layout" svg:x1="9.842cm" svg:y1="2.285cm" svg:x2="6.835cm" svg:y2="3.539cm">
          <text:p/>
        </draw:line>
        <draw:path draw:style-name="gr3" draw:text-style-name="P3" draw:layer="layout" svg:width="0.085cm" svg:height="0.121cm" draw:transform="rotate (-1.5707963267949) translate (6.931cm 3.463cm)" svg:viewBox="0 0 86 122" svg:d="M86 122c-7-35-7-74-1-122-13 52-39 63-85 35 40 30 66 57 86 87z">
          <text:p/>
        </draw:path>
        <draw:path draw:style-name="gr1" draw:text-style-name="P1" draw:layer="layout" svg:width="0.6cm" svg:height="0.601cm" draw:transform="rotate (-1.5707963267949) translate (5.023cm 4.868cm)" svg:viewBox="0 0 601 602" svg:d="M300 0c-165 0-300 135-300 301s135 301 300 301c167 0 301-135 301-301s-134-301-301-301z">
          <text:p/>
        </draw:path>
        <draw:line draw:style-name="gr1" draw:text-style-name="P1" draw:layer="layout" svg:x1="6.289cm" svg:y1="3.863cm" svg:x2="4.982cm" svg:y2="4.952cm">
          <text:p/>
        </draw:line>
        <draw:path draw:style-name="gr3" draw:text-style-name="P3" draw:layer="layout" svg:width="0.107cm" svg:height="0.115cm" draw:transform="rotate (-1.5707963267949) translate (5.077cm 4.862cm)" svg:viewBox="0 0 108 116" svg:d="M108 116c-17-31-29-68-37-116 3 52-20 71-71 58 46 18 80 36 108 58z">
          <text:p/>
        </draw:path>
        <draw:path draw:style-name="gr1" draw:text-style-name="P1" draw:layer="layout" svg:width="0.6cm" svg:height="0.6cm" draw:transform="rotate (-1.5707963267949) translate (3.822cm 6.368cm)" svg:viewBox="0 0 601 601" svg:d="M301 0c-165 0-301 134-301 301 0 165 136 300 301 300 166 0 300-135 300-300 0-167-134-301-300-301z">
          <text:p/>
        </draw:path>
        <draw:line draw:style-name="gr1" draw:text-style-name="P1" draw:layer="layout" svg:x1="4.533cm" svg:y1="5.406cm" svg:x2="3.733cm" svg:y2="6.404cm">
          <text:p/>
        </draw:line>
        <draw:path draw:style-name="gr3" draw:text-style-name="P3" draw:layer="layout" svg:width="0.116cm" svg:height="0.106cm" draw:transform="rotate (-1.5707963267949) translate (3.823cm 6.309cm)" svg:viewBox="0 0 117 107" svg:d="M117 107c-23-27-42-60-60-107 13 52-4 74-57 73 48 7 85 18 117 34z">
          <text:p/>
        </draw:path>
        <draw:path draw:style-name="gr4" draw:text-style-name="P2" draw:layer="layout" svg:width="0.6cm" svg:height="0.6cm" svg:x="2.321cm" svg:y="7.867cm" svg:viewBox="0 0 601 601" svg:d="M300 0c-165 0-300 134-300 300 0 165 135 301 300 301 167 0 301-136 301-301 0-166-134-300-301-300z">
          <text:p text:style-name="P4"><text:span text:style-name="T1"/><text:span text:style-name="T1"/></text:p>
        </draw:path>
        <draw:line draw:style-name="gr1" draw:text-style-name="P1" draw:layer="layout" svg:x1="3.366cm" svg:y1="6.929cm" svg:x2="2.796cm" svg:y2="7.878cm">
          <text:p/>
        </draw:line>
        <draw:path draw:style-name="gr3" draw:text-style-name="P3" draw:layer="layout" svg:width="0.12cm" svg:height="0.097cm" draw:transform="rotate (-1.5707963267949) translate (2.88cm 7.781cm)" svg:viewBox="0 0 121 98" svg:d="M121 98c-26-24-49-54-74-98 21 50 6 74-47 80 49 0 88 6 121 18z">
          <text:p/>
        </draw:path>
        <draw:path draw:style-name="gr1" draw:text-style-name="P1" draw:layer="layout" svg:width="0.6cm" svg:height="0.601cm" draw:transform="rotate (-1.5707963267949) translate (4.723cm 7.868cm)" svg:viewBox="0 0 601 602" svg:d="M300 0c-165 0-300 135-300 301 0 165 135 301 300 301 167 0 301-136 301-301 0-166-134-301-301-301z">
          <text:p/>
        </draw:path>
        <draw:line draw:style-name="gr1" draw:text-style-name="P1" draw:layer="layout" svg:x1="3.678cm" svg:y1="6.929cm" svg:x2="4.248cm" svg:y2="7.878cm">
          <text:p/>
        </draw:line>
        <draw:path draw:style-name="gr3" draw:text-style-name="P3" draw:layer="layout" svg:width="0.12cm" svg:height="0.097cm" draw:transform="rotate (-1.5707963267949) translate (4.262cm 7.781cm)" svg:viewBox="0 0 121 98" svg:d="M121 0c-33 12-72 18-121 18 53 6 68 31 48 80 24-43 47-74 73-98z">
          <text:p/>
        </draw:path>
        <draw:path draw:style-name="gr1" draw:text-style-name="P1" draw:layer="layout" svg:width="0.6cm" svg:height="0.6cm" draw:transform="rotate (-1.5707963267949) translate (6.223cm 6.368cm)" svg:viewBox="0 0 601 601" svg:d="M301 0c-165 0-301 135-301 301s136 300 301 300c166 0 300-134 300-300s-134-301-300-301z">
          <text:p/>
        </draw:path>
        <draw:line draw:style-name="gr1" draw:text-style-name="P1" draw:layer="layout" svg:x1="4.911cm" svg:y1="5.406cm" svg:x2="5.711cm" svg:y2="6.404cm">
          <text:p/>
        </draw:line>
        <draw:path draw:style-name="gr3" draw:text-style-name="P3" draw:layer="layout" svg:width="0.116cm" svg:height="0.106cm" draw:transform="rotate (-1.5707963267949) translate (5.728cm 6.309cm)" svg:viewBox="0 0 117 107" svg:d="M117 0c-32 16-69 27-117 34 53-1 70 22 57 73 18-46 37-80 60-107z">
          <text:p/>
        </draw:path>
        <draw:path draw:style-name="gr1" draw:text-style-name="P1" draw:layer="layout" svg:width="0.6cm" svg:height="0.6cm" draw:transform="rotate (-1.5707963267949) translate (8.623cm 4.868cm)" svg:viewBox="0 0 601 601" svg:d="M300 0c-165 0-300 135-300 301s135 300 300 300c167 0 301-134 301-300s-134-301-301-301z">
          <text:p/>
        </draw:path>
        <draw:line draw:style-name="gr1" draw:text-style-name="P1" draw:layer="layout" svg:x1="6.755cm" svg:y1="3.863cm" svg:x2="8.062cm" svg:y2="4.952cm">
          <text:p/>
        </draw:line>
        <draw:path draw:style-name="gr3" draw:text-style-name="P3" draw:layer="layout" svg:width="0.107cm" svg:height="0.115cm" draw:transform="rotate (-1.5707963267949) translate (8.083cm 4.862cm)" svg:viewBox="0 0 108 116" svg:d="M108 0c-28 22-62 40-108 57 51-12 74 6 71 59 8-49 20-85 37-116z">
          <text:p/>
        </draw:path>
        <draw:path draw:style-name="gr1" draw:text-style-name="P1" draw:layer="layout" svg:width="0.6cm" svg:height="0.6cm" draw:transform="rotate (-1.5707963267949) translate (7.423cm 6.368cm)" svg:viewBox="0 0 601 601" svg:d="M301 0c-165 0-301 135-301 301s136 300 301 300c166 0 300-134 300-300s-134-301-300-301z">
          <text:p/>
        </draw:path>
        <draw:line draw:style-name="gr1" draw:text-style-name="P1" draw:layer="layout" svg:x1="8.133cm" svg:y1="5.406cm" svg:x2="7.334cm" svg:y2="6.404cm">
          <text:p/>
        </draw:line>
        <draw:path draw:style-name="gr3" draw:text-style-name="P3" draw:layer="layout" svg:width="0.116cm" svg:height="0.106cm" draw:transform="rotate (-1.5707963267949) translate (7.423cm 6.309cm)" svg:viewBox="0 0 117 107" svg:d="M117 107c-23-27-42-61-60-107 13 51-4 74-57 72 48 8 85 19 117 35z">
          <text:p/>
        </draw:path>
        <draw:path draw:style-name="gr1" draw:text-style-name="P1" draw:layer="layout" svg:width="0.6cm" svg:height="0.6cm" draw:transform="rotate (-1.5707963267949) translate (6.523cm 7.868cm)" svg:viewBox="0 0 601 601" svg:d="M300 0c-165 0-300 135-300 300 0 166 135 301 300 301 167 0 301-135 301-301 0-165-134-300-301-300z">
          <text:p/>
        </draw:path>
        <draw:line draw:style-name="gr1" draw:text-style-name="P1" draw:layer="layout" svg:x1="6.966cm" svg:y1="6.929cm" svg:x2="6.396cm" svg:y2="7.878cm">
          <text:p/>
        </draw:line>
        <draw:path draw:style-name="gr3" draw:text-style-name="P3" draw:layer="layout" svg:width="0.12cm" svg:height="0.097cm" draw:transform="rotate (-1.5707963267949) translate (6.48cm 7.781cm)" svg:viewBox="0 0 121 98" svg:d="M121 98c-26-24-49-54-74-98 21 50 6 74-47 80 49 0 88 6 121 18z">
          <text:p/>
        </draw:path>
        <draw:path draw:style-name="gr1" draw:text-style-name="P1" draw:layer="layout" svg:width="0.6cm" svg:height="0.6cm" draw:transform="rotate (-1.5707963267949) translate (8.323cm 7.868cm)" svg:viewBox="0 0 601 601" svg:d="M300 0c-165 0-300 135-300 300 0 166 135 301 300 301 167 0 301-135 301-301 0-165-134-300-301-300z">
          <text:p/>
        </draw:path>
        <draw:line draw:style-name="gr1" draw:text-style-name="P1" draw:layer="layout" svg:x1="7.278cm" svg:y1="6.929cm" svg:x2="7.848cm" svg:y2="7.878cm">
          <text:p/>
        </draw:line>
        <draw:path draw:style-name="gr5" draw:text-style-name="P3" draw:layer="layout" svg:width="0.12cm" svg:height="0.097cm" draw:transform="rotate (-1.5707963267949) translate (7.862cm 7.781cm)" svg:viewBox="0 0 121 98" svg:d="M121 0c-33 12-72 18-121 18 53 6 68 31 48 80 24-43 47-74 73-98z">
          <text:p/>
        </draw:path>
        <draw:path draw:style-name="gr6" draw:text-style-name="P1" draw:layer="layout" svg:width="0.12cm" svg:height="0.097cm" draw:transform="rotate (-1.5707963267949) translate (7.862cm 7.781cm)" svg:viewBox="0 0 121 98" svg:d="M121 0c-33 12-72 18-121 18 53 6 68 31 48 80 24-43 47-74 73-98z">
          <text:p/>
        </draw:path>
        <draw:path draw:style-name="gr2" draw:text-style-name="P2" draw:layer="layout" svg:width="0.6cm" svg:height="0.6cm" svg:x="7.002cm" svg:y="9.367cm" svg:viewBox="0 0 601 601" svg:d="M301 0c-165 0-301 135-301 300 0 167 136 301 301 301 166 0 300-134 300-301 0-165-134-300-300-300z">
          <text:p/>
        </draw:path>
        <draw:line draw:style-name="gr1" draw:text-style-name="P1" draw:layer="layout" svg:x1="7.891cm" svg:y1="8.442cm" svg:x2="7.448cm" svg:y2="9.363cm">
          <text:p/>
        </draw:line>
        <draw:path draw:style-name="gr3" draw:text-style-name="P3" draw:layer="layout" svg:width="0.121cm" svg:height="0.09cm" draw:transform="rotate (-1.5707963267949) translate (7.527cm 9.267cm)" svg:viewBox="0 0 122 91" svg:d="M122 91c-30-23-56-51-83-91 24 47 12 72-39 83 48-4 86-1 122 8z">
          <text:p/>
        </draw:path>
        <draw:path draw:style-name="gr1" draw:text-style-name="P1" draw:layer="layout" svg:width="0.6cm" svg:height="0.6cm" draw:transform="rotate (-1.5707963267949) translate (9.043cm 9.368cm)" svg:viewBox="0 0 601 601" svg:d="M301 0c-165 0-301 136-301 301 0 166 136 300 301 300 166 0 300-134 300-300 0-165-134-301-300-301z">
          <text:p/>
        </draw:path>
        <draw:line draw:style-name="gr1" draw:text-style-name="P1" draw:layer="layout" svg:x1="8.153cm" svg:y1="8.442cm" svg:x2="8.596cm" svg:y2="9.363cm">
          <text:p/>
        </draw:line>
        <draw:path draw:style-name="gr3" draw:text-style-name="P3" draw:layer="layout" svg:width="0.121cm" svg:height="0.091cm" draw:transform="rotate (-1.5707963267949) translate (8.608cm 9.267cm)" svg:viewBox="0 0 122 92" svg:d="M122 0c-36 10-74 12-122 9 51 10 63 35 39 83 27-41 53-69 83-92z">
          <text:p/>
        </draw:path>
        <draw:path draw:style-name="gr1" draw:text-style-name="P1" draw:layer="layout" svg:width="0.6cm" svg:height="0.6cm" draw:transform="rotate (-1.5707963267949) translate (8.443cm 10.868cm)" svg:viewBox="0 0 601 601" svg:d="M300 0c-165 0-300 136-300 301 0 166 135 300 300 300 167 0 301-134 301-300 0-165-134-301-301-301z">
          <text:p/>
        </draw:path>
        <draw:line draw:style-name="gr1" draw:text-style-name="P1" draw:layer="layout" svg:x1="8.63cm" svg:y1="9.951cm" svg:x2="8.268cm" svg:y2="10.854cm">
          <text:p/>
        </draw:line>
        <draw:path draw:style-name="gr3" draw:text-style-name="P3" draw:layer="layout" svg:width="0.121cm" svg:height="0.084cm" draw:transform="rotate (-1.5707963267949) translate (8.342cm 10.758cm)" svg:viewBox="0 0 122 85" svg:d="M122 85c-30-21-58-47-88-85 27 45 17 71-34 85 48-8 87-8 122 0z">
          <text:p/>
        </draw:path>
        <draw:path draw:style-name="gr2" draw:text-style-name="P2" draw:layer="layout" svg:width="0.6cm" svg:height="0.6cm" svg:x="9.042cm" svg:y="10.867cm" svg:viewBox="0 0 601 601" svg:d="M300 0c-165 0-300 136-300 301 0 166 135 300 300 300 167 0 301-134 301-300 0-165-134-301-301-301z">
          <text:p/>
        </draw:path>
        <draw:line draw:style-name="gr1" draw:text-style-name="P1" draw:layer="layout" svg:x1="8.855cm" svg:y1="9.951cm" svg:x2="9.217cm" svg:y2="10.854cm">
          <text:p/>
        </draw:line>
        <draw:path draw:style-name="gr3" draw:text-style-name="P3" draw:layer="layout" svg:width="0.121cm" svg:height="0.085cm" draw:transform="rotate (-1.5707963267949) translate (9.228cm 10.758cm)" svg:viewBox="0 0 122 86" svg:d="M122 1c-35 7-74 7-122-1 51 14 61 40 34 86 30-38 58-65 88-85z">
          <text:p/>
        </draw:path>
        <draw:path draw:style-name="gr2" draw:text-style-name="P2" draw:layer="layout" svg:width="0.6cm" svg:height="0.6cm" draw:transform="rotate (0.261799387799149) translate (9.15431771953742cm 6.45490203981775cm)" svg:viewBox="0 0 601 601" svg:d="M301 0c-165 0-301 135-301 301s136 300 301 300c166 0 300-134 300-300s-134-301-300-301z">
          <text:p/>
        </draw:path>
        <draw:line draw:style-name="gr1" draw:text-style-name="P1" draw:layer="layout" svg:x1="8.512cm" svg:y1="5.406cm" svg:x2="9.311cm" svg:y2="6.404cm">
          <text:p/>
        </draw:line>
        <draw:path draw:style-name="gr3" draw:text-style-name="P3" draw:layer="layout" svg:width="0.116cm" svg:height="0.106cm" draw:transform="rotate (-1.5707963267949) translate (9.328cm 6.309cm)" svg:viewBox="0 0 117 107" svg:d="M117 0c-32 16-69 27-117 34 53-1 70 21 57 73 18-47 37-80 60-107z">
          <text:p/>
        </draw:path>
        <draw:path draw:style-name="gr1" draw:text-style-name="P1" draw:layer="layout" svg:width="0.6cm" svg:height="0.6cm" draw:transform="rotate (-1.5707963267949) translate (14.023cm 3.368cm)" svg:viewBox="0 0 601 601" svg:d="M301 0c-165 0-301 135-301 301s136 300 301 300c166 0 300-134 300-300s-134-301-300-301z">
          <text:p/>
        </draw:path>
        <draw:line draw:style-name="gr1" draw:text-style-name="P1" draw:layer="layout" svg:x1="10.402cm" svg:y1="2.285cm" svg:x2="13.409cm" svg:y2="3.539cm">
          <text:p/>
        </draw:line>
        <draw:path draw:style-name="gr3" draw:text-style-name="P3" draw:layer="layout" svg:width="0.085cm" svg:height="0.121cm" draw:transform="rotate (-1.5707963267949) translate (13.435cm 3.463cm)" svg:viewBox="0 0 86 122" svg:d="M86 0c-20 30-46 57-86 87 46-27 72-16 85 35-6-48-6-86 1-122z">
          <text:p/>
        </draw:path>
        <draw:path draw:style-name="gr2" draw:text-style-name="P2" draw:layer="layout" svg:width="0.6cm" svg:height="0.6cm" svg:x="11.622cm" svg:y="4.867cm" svg:viewBox="0 0 601 601" svg:d="M300 0c-165 0-300 135-300 301s135 300 300 300c167 0 301-134 301-300s-134-301-301-301z">
          <text:p/>
        </draw:path>
        <draw:line draw:style-name="gr1" draw:text-style-name="P1" draw:layer="layout" svg:x1="13.489cm" svg:y1="3.863cm" svg:x2="12.182cm" svg:y2="4.952cm">
          <text:p/>
        </draw:line>
        <draw:path draw:style-name="gr3" draw:text-style-name="P3" draw:layer="layout" svg:width="0.107cm" svg:height="0.115cm" draw:transform="rotate (-1.5707963267949) translate (12.277cm 4.862cm)" svg:viewBox="0 0 108 116" svg:d="M108 116c-17-31-29-67-37-116 3 53-20 71-71 59 46 17 80 35 108 57z">
          <text:p/>
        </draw:path>
        <draw:path draw:style-name="gr1" draw:text-style-name="P1" draw:layer="layout" svg:width="0.6cm" svg:height="0.6cm" draw:transform="rotate (-1.5707963267949) translate (11.023cm 6.368cm)" svg:viewBox="0 0 601 601" svg:d="M301 0c-165 0-301 135-301 301s136 300 301 300c166 0 300-134 300-300s-134-301-300-301z">
          <text:p/>
        </draw:path>
        <draw:line draw:style-name="gr1" draw:text-style-name="P1" draw:layer="layout" svg:x1="11.733cm" svg:y1="5.406cm" svg:x2="10.934cm" svg:y2="6.404cm">
          <text:p/>
        </draw:line>
        <draw:path draw:style-name="gr3" draw:text-style-name="P3" draw:layer="layout" svg:width="0.116cm" svg:height="0.106cm" draw:transform="rotate (-1.5707963267949) translate (11.023cm 6.309cm)" svg:viewBox="0 0 117 107" svg:d="M117 107c-23-29-42-61-60-107 13 51-4 73-57 71 48 7 85 19 117 36z">
          <text:p/>
        </draw:path>
        <draw:path draw:style-name="gr1" draw:text-style-name="P1" draw:layer="layout" svg:width="0.6cm" svg:height="0.6cm" draw:transform="rotate (-1.5707963267949) translate (13.423cm 6.368cm)" svg:viewBox="0 0 601 601" svg:d="M301 0c-165 0-301 135-301 301s136 300 301 300c166 0 300-134 300-300s-134-301-300-301z">
          <text:p/>
        </draw:path>
        <draw:line draw:style-name="gr1" draw:text-style-name="P1" draw:layer="layout" svg:x1="12.112cm" svg:y1="5.406cm" svg:x2="12.911cm" svg:y2="6.404cm">
          <text:p/>
        </draw:line>
        <draw:path draw:style-name="gr3" draw:text-style-name="P3" draw:layer="layout" svg:width="0.116cm" svg:height="0.106cm" draw:transform="rotate (-1.5707963267949) translate (12.928cm 6.309cm)" svg:viewBox="0 0 117 107" svg:d="M117 0c-32 16-69 27-117 34 53-1 70 21 57 73 18-47 37-80 60-107z">
          <text:p/>
        </draw:path>
        <draw:path draw:style-name="gr1" draw:text-style-name="P1" draw:layer="layout" svg:width="0.6cm" svg:height="0.6cm" draw:transform="rotate (-1.5707963267949) translate (12.523cm 7.868cm)" svg:viewBox="0 0 601 601" svg:d="M300 0c-165 0-300 135-300 300 0 166 135 301 300 301 167 0 301-135 301-301 0-165-134-300-301-300z">
          <text:p/>
        </draw:path>
        <draw:line draw:style-name="gr1" draw:text-style-name="P1" draw:layer="layout" svg:x1="12.966cm" svg:y1="6.929cm" svg:x2="12.396cm" svg:y2="7.878cm">
          <text:p/>
        </draw:line>
        <draw:path draw:style-name="gr5" draw:text-style-name="P3" draw:layer="layout" svg:width="0.12cm" svg:height="0.097cm" draw:transform="rotate (-1.5707963267949) translate (12.48cm 7.781cm)" svg:viewBox="0 0 121 98" svg:d="M121 98c-26-25-49-55-74-98 21 49 6 73-47 78 49 1 88 7 121 20z">
          <text:p/>
        </draw:path>
        <draw:path draw:style-name="gr6" draw:text-style-name="P1" draw:layer="layout" svg:width="0.12cm" svg:height="0.097cm" draw:transform="rotate (-1.5707963267949) translate (12.48cm 7.781cm)" svg:viewBox="0 0 121 98" svg:d="M121 98c-26-25-49-55-74-98 21 49 6 73-47 78 49 1 88 7 121 20z">
          <text:p/>
        </draw:path>
        <draw:path draw:style-name="gr2" draw:text-style-name="P2" draw:layer="layout" svg:width="0.6cm" svg:height="0.6cm" svg:x="13.722cm" svg:y="7.867cm" svg:viewBox="0 0 601 601" svg:d="M300 0c-165 0-300 135-300 300 0 166 135 301 300 301 167 0 301-135 301-301 0-165-134-300-301-300z">
          <text:p/>
        </draw:path>
        <draw:line draw:style-name="gr1" draw:text-style-name="P1" draw:layer="layout" svg:x1="13.278cm" svg:y1="6.929cm" svg:x2="13.848cm" svg:y2="7.878cm">
          <text:p/>
        </draw:line>
        <draw:path draw:style-name="gr3" draw:text-style-name="P3" draw:layer="layout" svg:width="0.12cm" svg:height="0.097cm" draw:transform="rotate (-1.5707963267949) translate (13.863cm 7.781cm)" svg:viewBox="0 0 121 98" svg:d="M121 0c-33 12-72 19-121 19 53 7 68 31 47 79 25-42 48-72 74-98z">
          <text:p/>
        </draw:path>
        <draw:path draw:style-name="gr1" draw:text-style-name="P1" draw:layer="layout" svg:width="0.6cm" svg:height="0.6cm" draw:transform="rotate (-1.5707963267949) translate (15.823cm 4.868cm)" svg:viewBox="0 0 601 601" svg:d="M300 0c-165 0-300 135-300 301s135 300 300 300c167 0 301-134 301-300s-134-301-301-301z">
          <text:p/>
        </draw:path>
        <draw:line draw:style-name="gr1" draw:text-style-name="P1" draw:layer="layout" svg:x1="13.955cm" svg:y1="3.863cm" svg:x2="15.262cm" svg:y2="4.952cm">
          <text:p/>
        </draw:line>
        <draw:path draw:style-name="gr3" draw:text-style-name="P3" draw:layer="layout" svg:width="0.107cm" svg:height="0.116cm" draw:transform="rotate (-1.5707963267949) translate (15.284cm 4.862cm)" svg:viewBox="0 0 108 117" svg:d="M108 0c-28 23-62 42-108 59 51-13 74 5 71 58 8-48 20-85 37-117z">
          <text:p/>
        </draw:path>
        <draw:path draw:style-name="gr1" draw:text-style-name="P1" draw:layer="layout" svg:width="0.6cm" svg:height="0.6cm" draw:transform="rotate (-1.5707963267949) translate (14.623cm 6.368cm)" svg:viewBox="0 0 601 601" svg:d="M301 0c-165 0-301 135-301 301s136 300 301 300c166 0 300-134 300-300s-134-301-300-301z">
          <text:p/>
        </draw:path>
        <draw:line draw:style-name="gr1" draw:text-style-name="P1" draw:layer="layout" svg:x1="15.333cm" svg:y1="5.406cm" svg:x2="14.534cm" svg:y2="6.404cm">
          <text:p/>
        </draw:line>
        <draw:path draw:style-name="gr3" draw:text-style-name="P3" draw:layer="layout" svg:width="0.116cm" svg:height="0.106cm" draw:transform="rotate (-1.5707963267949) translate (14.623cm 6.309cm)" svg:viewBox="0 0 117 107" svg:d="M117 107c-23-28-42-61-60-107 13 52-4 74-57 72 48 7 85 18 117 35z">
          <text:p/>
        </draw:path>
        <draw:path draw:style-name="gr1" draw:text-style-name="P1" draw:layer="layout" svg:width="0.6cm" svg:height="0.6cm" draw:transform="rotate (-1.5707963267949) translate (17.023cm 6.368cm)" svg:viewBox="0 0 601 601" svg:d="M301 0c-165 0-301 135-301 301s136 300 301 300c166 0 300-134 300-300s-134-301-300-301z">
          <text:p/>
        </draw:path>
        <draw:line draw:style-name="gr1" draw:text-style-name="P1" draw:layer="layout" svg:x1="15.712cm" svg:y1="5.406cm" svg:x2="16.511cm" svg:y2="6.404cm">
          <text:p/>
        </draw:line>
        <draw:path draw:style-name="gr3" draw:text-style-name="P3" draw:layer="layout" svg:width="0.116cm" svg:height="0.106cm" draw:transform="rotate (-1.5707963267949) translate (16.528cm 6.309cm)" svg:viewBox="0 0 117 107" svg:d="M117 0c-32 16-69 28-117 35 53-1 70 21 57 72 18-46 37-79 60-107z">
          <text:p/>
        </draw:path>
        <draw:path draw:style-name="gr1" draw:text-style-name="P1" draw:layer="layout" svg:width="0.6cm" svg:height="0.6cm" draw:transform="rotate (-1.5707963267949) translate (16.123cm 7.868cm)" svg:viewBox="0 0 601 601" svg:d="M300 0c-165 0-300 135-300 300 0 166 135 301 300 301 167 0 301-135 301-301 0-165-134-300-301-300z">
          <text:p/>
        </draw:path>
        <draw:line draw:style-name="gr1" draw:text-style-name="P1" draw:layer="layout" svg:x1="16.566cm" svg:y1="6.929cm" svg:x2="15.996cm" svg:y2="7.878cm">
          <text:p/>
        </draw:line>
        <draw:path draw:style-name="gr3" draw:text-style-name="P3" draw:layer="layout" svg:width="0.12cm" svg:height="0.097cm" draw:transform="rotate (-1.5707963267949) translate (16.08cm 7.781cm)" svg:viewBox="0 0 121 98" svg:d="M121 98c-26-24-49-54-74-98 21 50 6 74-47 79 49 1 88 7 121 19z">
          <text:p/>
        </draw:path>
        <draw:path draw:style-name="gr1" draw:text-style-name="P1" draw:layer="layout" svg:width="0.6cm" svg:height="0.6cm" draw:transform="rotate (-1.5707963267949) translate (17.923cm 7.868cm)" svg:viewBox="0 0 601 601" svg:d="M300 0c-165 0-300 135-300 300 0 166 135 301 300 301 167 0 301-135 301-301 0-165-134-300-301-300z">
          <text:p/>
        </draw:path>
        <draw:line draw:style-name="gr1" draw:text-style-name="P1" draw:layer="layout" svg:x1="16.878cm" svg:y1="6.929cm" svg:x2="17.448cm" svg:y2="7.878cm">
          <text:p/>
        </draw:line>
        <draw:path draw:style-name="gr3" draw:text-style-name="P3" draw:layer="layout" svg:width="0.12cm" svg:height="0.097cm" draw:transform="rotate (-1.5707963267949) translate (17.463cm 7.781cm)" svg:viewBox="0 0 121 98" svg:d="M121 0c-33 12-72 18-121 19 53 5 68 31 47 79 25-42 48-74 74-98z">
          <text:p/>
        </draw:path>
        <draw:path draw:style-name="gr4" draw:text-style-name="P2" draw:layer="layout" svg:width="0.6cm" svg:height="0.6cm" svg:x="16.602cm" svg:y="9.367cm" svg:viewBox="0 0 601 601" svg:d="M301 0c-165 0-301 135-301 300 0 167 136 301 301 301 166 0 300-134 300-301 0-165-134-300-300-300z">
          <text:p text:style-name="P4"><text:span text:style-name="T1"/><text:span text:style-name="T1"/></text:p>
        </draw:path>
        <draw:line draw:style-name="gr1" draw:text-style-name="P1" draw:layer="layout" svg:x1="17.491cm" svg:y1="8.442cm" svg:x2="17.049cm" svg:y2="9.363cm">
          <text:p/>
        </draw:line>
        <draw:path draw:style-name="gr3" draw:text-style-name="P3" draw:layer="layout" svg:width="0.121cm" svg:height="0.09cm" draw:transform="rotate (-1.5707963267949) translate (17.127cm 9.267cm)" svg:viewBox="0 0 122 91" svg:d="M122 91c-30-22-56-51-83-91 24 46 12 73-39 83 48-4 86-1 122 8z">
          <text:p/>
        </draw:path>
        <draw:path draw:style-name="gr1" draw:text-style-name="P1" draw:layer="layout" svg:width="0.6cm" svg:height="0.6cm" draw:transform="rotate (-1.5707963267949) translate (18.643cm 9.368cm)" svg:viewBox="0 0 601 601" svg:d="M301 0c-165 0-301 135-301 301s136 300 301 300c166 0 300-134 300-300s-134-301-300-301z">
          <text:p/>
        </draw:path>
        <draw:line draw:style-name="gr1" draw:text-style-name="P1" draw:layer="layout" svg:x1="17.753cm" svg:y1="8.442cm" svg:x2="18.196cm" svg:y2="9.363cm">
          <text:p/>
        </draw:line>
        <draw:path draw:style-name="gr3" draw:text-style-name="P3" draw:layer="layout" svg:width="0.121cm" svg:height="0.09cm" draw:transform="rotate (-1.5707963267949) translate (18.208cm 9.267cm)" svg:viewBox="0 0 122 91" svg:d="M122 0c-36 9-74 11-122 7 51 11 63 36 39 84 27-42 53-70 83-91z">
          <text:p/>
        </draw:path>
        <draw:path draw:style-name="gr4" draw:text-style-name="P2" draw:layer="layout" svg:width="0.6cm" svg:height="0.6cm" svg:x="17.442cm" svg:y="10.867cm" svg:viewBox="0 0 601 601" svg:d="M300 0c-165 0-300 136-300 301 0 166 135 300 300 300 167 0 301-134 301-300 0-165-134-301-301-301z">
          <text:p text:style-name="P4"><text:span text:style-name="T1"/><text:span text:style-name="T1"/></text:p>
        </draw:path>
        <draw:line draw:style-name="gr1" draw:text-style-name="P1" draw:layer="layout" svg:x1="18.23cm" svg:y1="9.951cm" svg:x2="17.868cm" svg:y2="10.854cm">
          <text:p/>
        </draw:line>
        <draw:path draw:style-name="gr3" draw:text-style-name="P3" draw:layer="layout" svg:width="0.121cm" svg:height="0.085cm" draw:transform="rotate (-1.5707963267949) translate (17.943cm 10.758cm)" svg:viewBox="0 0 122 86" svg:d="M122 86c-30-20-58-46-88-86 27 46 17 73-34 86 48-7 87-7 122 0z">
          <text:p/>
        </draw:path>
        <draw:path draw:style-name="gr1" draw:text-style-name="P1" draw:layer="layout" svg:width="0.6cm" svg:height="0.6cm" draw:transform="rotate (-1.5707963267949) translate (19.243cm 10.868cm)" svg:viewBox="0 0 601 601" svg:d="M300 0c-165 0-300 135-300 301s135 300 300 300c167 0 301-134 301-300s-134-301-301-301z">
          <text:p/>
        </draw:path>
        <draw:line draw:style-name="gr1" draw:text-style-name="P1" draw:layer="layout" svg:x1="18.455cm" svg:y1="9.951cm" svg:x2="18.817cm" svg:y2="10.854cm">
          <text:p/>
        </draw:line>
        <draw:path draw:style-name="gr3" draw:text-style-name="P3" draw:layer="layout" svg:width="0.121cm" svg:height="0.085cm" draw:transform="rotate (-1.5707963267949) translate (18.828cm 10.758cm)" svg:viewBox="0 0 122 86" svg:d="M122 1c-35 6-74 6-122-1 51 14 61 40 34 86 30-40 58-66 88-85z">
          <text:p/>
        </draw:path>
        <draw:path draw:style-name="gr1" draw:text-style-name="P1" draw:layer="layout" svg:width="0.6cm" svg:height="0.6cm" draw:transform="rotate (-1.5707963267949) translate (10.423cm 15.068cm)" svg:viewBox="0 0 601 601" svg:d="M300 0c-166 0-300 135-300 301s134 300 300 300c167 0 301-134 301-300s-134-301-301-301z">
          <text:p/>
        </draw:path>
        <draw:path draw:style-name="gr1" draw:text-style-name="P1" draw:layer="layout" svg:width="0.6cm" svg:height="0.6cm" draw:transform="rotate (-1.5707963267949) translate (6.823cm 16.568cm)" svg:viewBox="0 0 601 601" svg:d="M301 0c-165 0-301 135-301 301s136 300 301 300c166 0 300-134 300-300s-134-301-300-301z">
          <text:p/>
        </draw:path>
        <draw:line draw:style-name="gr1" draw:text-style-name="P1" draw:layer="layout" svg:x1="9.842cm" svg:y1="15.485cm" svg:x2="6.835cm" svg:y2="16.739cm">
          <text:p/>
        </draw:line>
        <draw:path draw:style-name="gr3" draw:text-style-name="P3" draw:layer="layout" svg:width="0.085cm" svg:height="0.121cm" draw:transform="rotate (-1.5707963267949) translate (6.931cm 16.663cm)" svg:viewBox="0 0 86 122" svg:d="M86 122c-7-35-7-74-1-122-13 52-39 63-85 35 40 30 66 57 86 87z">
          <text:p/>
        </draw:path>
        <draw:path draw:style-name="gr1" draw:text-style-name="P1" draw:layer="layout" svg:width="0.6cm" svg:height="0.601cm" draw:transform="rotate (-1.5707963267949) translate (5.023cm 18.068cm)" svg:viewBox="0 0 601 602" svg:d="M300 0c-165 0-300 135-300 301s135 301 300 301c167 0 301-135 301-301s-134-301-301-301z">
          <text:p/>
        </draw:path>
        <draw:line draw:style-name="gr1" draw:text-style-name="P1" draw:layer="layout" svg:x1="6.289cm" svg:y1="17.063cm" svg:x2="4.982cm" svg:y2="18.152cm">
          <text:p/>
        </draw:line>
        <draw:path draw:style-name="gr3" draw:text-style-name="P3" draw:layer="layout" svg:width="0.107cm" svg:height="0.115cm" draw:transform="rotate (-1.5707963267949) translate (5.077cm 18.062cm)" svg:viewBox="0 0 108 116" svg:d="M108 116c-17-31-29-68-37-116 3 52-20 71-71 58 46 18 80 36 108 58z">
          <text:p/>
        </draw:path>
        <draw:path draw:style-name="gr1" draw:text-style-name="P1" draw:layer="layout" svg:width="0.6cm" svg:height="0.6cm" draw:transform="rotate (-1.5707963267949) translate (3.822cm 19.568cm)" svg:viewBox="0 0 601 601" svg:d="M301 0c-165 0-301 134-301 301 0 165 136 300 301 300 166 0 300-135 300-300 0-167-134-301-300-301z">
          <text:p/>
        </draw:path>
        <draw:line draw:style-name="gr1" draw:text-style-name="P1" draw:layer="layout" svg:x1="4.533cm" svg:y1="18.606cm" svg:x2="3.733cm" svg:y2="19.604cm">
          <text:p/>
        </draw:line>
        <draw:path draw:style-name="gr3" draw:text-style-name="P3" draw:layer="layout" svg:width="0.116cm" svg:height="0.106cm" draw:transform="rotate (-1.5707963267949) translate (3.823cm 19.509cm)" svg:viewBox="0 0 117 107" svg:d="M117 107c-23-27-42-60-60-107 13 52-4 74-57 73 48 7 85 18 117 34z">
          <text:p/>
        </draw:path>
        <draw:path draw:style-name="gr7" draw:text-style-name="P6" draw:layer="layout" svg:width="0.6cm" svg:height="0.6cm" svg:x="2.321cm" svg:y="21.067cm" svg:viewBox="0 0 601 601" svg:d="M300 0c-165 0-300 134-300 300 0 165 135 301 300 301 167 0 301-136 301-301 0-166-134-300-301-300z">
          <text:p text:style-name="P5"><text:span text:style-name="T1"/><text:span text:style-name="T1"/></text:p>
        </draw:path>
        <draw:line draw:style-name="gr1" draw:text-style-name="P1" draw:layer="layout" svg:x1="3.366cm" svg:y1="20.129cm" svg:x2="2.796cm" svg:y2="21.078cm">
          <text:p/>
        </draw:line>
        <draw:path draw:style-name="gr3" draw:text-style-name="P3" draw:layer="layout" svg:width="0.12cm" svg:height="0.097cm" draw:transform="rotate (-1.5707963267949) translate (2.88cm 20.981cm)" svg:viewBox="0 0 121 98" svg:d="M121 98c-26-24-49-54-74-98 21 50 6 74-47 80 49 0 88 6 121 18z">
          <text:p/>
        </draw:path>
        <draw:path draw:style-name="gr8" draw:text-style-name="P1" draw:layer="layout" svg:width="0.6cm" svg:height="0.6cm" draw:transform="rotate (-0.26179938779915) translate (5.71012678468914cm 19.4996106127562cm)" svg:viewBox="0 0 601 601" svg:d="M301 0c-165 0-301 135-301 301s136 300 301 300c166 0 300-134 300-300s-134-301-300-301z">
          <text:p text:style-name="P4"><text:span text:style-name="T2"/><text:span text:style-name="T2"/></text:p>
        </draw:path>
        <draw:line draw:style-name="gr1" draw:text-style-name="P1" draw:layer="layout" svg:x1="4.911cm" svg:y1="18.606cm" svg:x2="5.711cm" svg:y2="19.604cm">
          <text:p/>
        </draw:line>
        <draw:path draw:style-name="gr3" draw:text-style-name="P3" draw:layer="layout" svg:width="0.116cm" svg:height="0.106cm" draw:transform="rotate (-1.5707963267949) translate (5.728cm 19.509cm)" svg:viewBox="0 0 117 107" svg:d="M117 0c-32 16-69 27-117 34 53-1 70 22 57 73 18-46 37-80 60-107z">
          <text:p/>
        </draw:path>
        <draw:path draw:style-name="gr1" draw:text-style-name="P1" draw:layer="layout" svg:width="0.6cm" svg:height="0.6cm" draw:transform="rotate (-1.5707963267949) translate (8.623cm 18.068cm)" svg:viewBox="0 0 601 601" svg:d="M300 0c-165 0-300 135-300 301s135 300 300 300c167 0 301-134 301-300s-134-301-301-301z">
          <text:p/>
        </draw:path>
        <draw:line draw:style-name="gr1" draw:text-style-name="P1" draw:layer="layout" svg:x1="6.755cm" svg:y1="17.063cm" svg:x2="8.062cm" svg:y2="18.152cm">
          <text:p/>
        </draw:line>
        <draw:path draw:style-name="gr3" draw:text-style-name="P3" draw:layer="layout" svg:width="0.107cm" svg:height="0.115cm" draw:transform="rotate (-1.5707963267949) translate (8.083cm 18.062cm)" svg:viewBox="0 0 108 116" svg:d="M108 0c-28 22-62 40-108 57 51-12 74 6 71 59 8-49 20-85 37-116z">
          <text:p/>
        </draw:path>
        <draw:path draw:style-name="gr1" draw:text-style-name="P1" draw:layer="layout" svg:width="0.6cm" svg:height="0.6cm" draw:transform="rotate (-1.5707963267949) translate (7.423cm 19.568cm)" svg:viewBox="0 0 601 601" svg:d="M301 0c-165 0-301 135-301 301s136 300 301 300c166 0 300-134 300-300s-134-301-300-301z">
          <text:p/>
        </draw:path>
        <draw:line draw:style-name="gr1" draw:text-style-name="P1" draw:layer="layout" svg:x1="8.133cm" svg:y1="18.606cm" svg:x2="7.334cm" svg:y2="19.604cm">
          <text:p/>
        </draw:line>
        <draw:path draw:style-name="gr3" draw:text-style-name="P3" draw:layer="layout" svg:width="0.116cm" svg:height="0.106cm" draw:transform="rotate (-1.5707963267949) translate (7.423cm 19.509cm)" svg:viewBox="0 0 117 107" svg:d="M117 107c-23-27-42-61-60-107 13 51-4 74-57 72 48 8 85 19 117 35z">
          <text:p/>
        </draw:path>
        <draw:path draw:style-name="gr1" draw:text-style-name="P1" draw:layer="layout" svg:width="0.6cm" svg:height="0.6cm" draw:transform="rotate (-1.5707963267949) translate (8.323cm 21.068cm)" svg:viewBox="0 0 601 601" svg:d="M300 0c-165 0-300 135-300 300 0 166 135 301 300 301 167 0 301-135 301-301 0-165-134-300-301-300z">
          <text:p/>
        </draw:path>
        <draw:line draw:style-name="gr1" draw:text-style-name="P1" draw:layer="layout" svg:x1="7.278cm" svg:y1="20.129cm" svg:x2="7.848cm" svg:y2="21.078cm">
          <text:p/>
        </draw:line>
        <draw:path draw:style-name="gr5" draw:text-style-name="P3" draw:layer="layout" svg:width="0.12cm" svg:height="0.097cm" draw:transform="rotate (-1.5707963267949) translate (7.862cm 20.981cm)" svg:viewBox="0 0 121 98" svg:d="M121 0c-33 12-72 18-121 18 53 6 68 31 48 80 24-43 47-74 73-98z">
          <text:p/>
        </draw:path>
        <draw:path draw:style-name="gr6" draw:text-style-name="P1" draw:layer="layout" svg:width="0.12cm" svg:height="0.097cm" draw:transform="rotate (-1.5707963267949) translate (7.862cm 20.981cm)" svg:viewBox="0 0 121 98" svg:d="M121 0c-33 12-72 18-121 18 53 6 68 31 48 80 24-43 47-74 73-98z">
          <text:p/>
        </draw:path>
        <draw:path draw:style-name="gr8" draw:text-style-name="P1" draw:layer="layout" svg:width="0.6cm" svg:height="0.6cm" svg:x="7.002cm" svg:y="22.567cm" svg:viewBox="0 0 601 601" svg:d="M301 0c-165 0-301 135-301 300 0 167 136 301 301 301 166 0 300-134 300-301 0-165-134-300-300-300z">
          <text:p text:style-name="P4"><text:span text:style-name="T1"/><text:span text:style-name="T1"/></text:p>
        </draw:path>
        <draw:line draw:style-name="gr1" draw:text-style-name="P1" draw:layer="layout" svg:x1="7.891cm" svg:y1="21.642cm" svg:x2="7.448cm" svg:y2="22.563cm">
          <text:p/>
        </draw:line>
        <draw:path draw:style-name="gr3" draw:text-style-name="P3" draw:layer="layout" svg:width="0.121cm" svg:height="0.09cm" draw:transform="rotate (-1.5707963267949) translate (7.527cm 22.467cm)" svg:viewBox="0 0 122 91" svg:d="M122 91c-30-23-56-51-83-91 24 47 12 72-39 83 48-4 86-1 122 8z">
          <text:p/>
        </draw:path>
        <draw:path draw:style-name="gr1" draw:text-style-name="P1" draw:layer="layout" svg:width="0.6cm" svg:height="0.6cm" draw:transform="rotate (-1.5707963267949) translate (9.043cm 22.568cm)" svg:viewBox="0 0 601 601" svg:d="M301 0c-165 0-301 136-301 301 0 166 136 300 301 300 166 0 300-134 300-300 0-165-134-301-300-301z">
          <text:p/>
        </draw:path>
        <draw:line draw:style-name="gr1" draw:text-style-name="P1" draw:layer="layout" svg:x1="8.153cm" svg:y1="21.642cm" svg:x2="8.596cm" svg:y2="22.563cm">
          <text:p/>
        </draw:line>
        <draw:path draw:style-name="gr3" draw:text-style-name="P3" draw:layer="layout" svg:width="0.121cm" svg:height="0.091cm" draw:transform="rotate (-1.5707963267949) translate (8.608cm 22.467cm)" svg:viewBox="0 0 122 92" svg:d="M122 0c-36 10-74 12-122 9 51 10 63 35 39 83 27-41 53-69 83-92z">
          <text:p/>
        </draw:path>
        <draw:path draw:style-name="gr8" draw:text-style-name="P1" draw:layer="layout" svg:width="0.6cm" svg:height="0.6cm" svg:x="9.042cm" svg:y="24.067cm" svg:viewBox="0 0 601 601" svg:d="M300 0c-165 0-300 136-300 301 0 166 135 300 300 300 167 0 301-134 301-300 0-165-134-301-301-301z">
          <text:p text:style-name="P4"><text:span text:style-name="T3">🍍</text:span></text:p>
        </draw:path>
        <draw:line draw:style-name="gr1" draw:text-style-name="P1" draw:layer="layout" svg:x1="8.855cm" svg:y1="23.151cm" svg:x2="9.217cm" svg:y2="24.054cm">
          <text:p/>
        </draw:line>
        <draw:path draw:style-name="gr3" draw:text-style-name="P3" draw:layer="layout" svg:width="0.121cm" svg:height="0.085cm" draw:transform="rotate (-1.5707963267949) translate (9.228cm 23.958cm)" svg:viewBox="0 0 122 86" svg:d="M122 1c-35 7-74 7-122-1 51 14 61 40 34 86 30-38 58-65 88-85z">
          <text:p/>
        </draw:path>
        <draw:path draw:style-name="gr8" draw:text-style-name="P1" draw:layer="layout" svg:width="0.6cm" svg:height="0.6cm" svg:x="9.222cm" svg:y="19.567cm" svg:viewBox="0 0 601 601" svg:d="M301 0c-165 0-301 135-301 301s136 300 301 300c166 0 300-134 300-300s-134-301-300-301z">
          <text:p text:style-name="P4"><text:span text:style-name="T2">🍌</text:span></text:p>
        </draw:path>
        <draw:line draw:style-name="gr1" draw:text-style-name="P1" draw:layer="layout" svg:x1="8.512cm" svg:y1="18.606cm" svg:x2="9.311cm" svg:y2="19.604cm">
          <text:p/>
        </draw:line>
        <draw:path draw:style-name="gr3" draw:text-style-name="P3" draw:layer="layout" svg:width="0.116cm" svg:height="0.106cm" draw:transform="rotate (-1.5707963267949) translate (9.328cm 19.509cm)" svg:viewBox="0 0 117 107" svg:d="M117 0c-32 16-69 27-117 34 53-1 70 21 57 73 18-47 37-80 60-107z">
          <text:p/>
        </draw:path>
        <draw:path draw:style-name="gr1" draw:text-style-name="P1" draw:layer="layout" svg:width="0.6cm" svg:height="0.6cm" draw:transform="rotate (-1.5707963267949) translate (14.023cm 16.568cm)" svg:viewBox="0 0 601 601" svg:d="M301 0c-165 0-301 135-301 301s136 300 301 300c166 0 300-134 300-300s-134-301-300-301z">
          <text:p/>
        </draw:path>
        <draw:line draw:style-name="gr1" draw:text-style-name="P1" draw:layer="layout" svg:x1="10.402cm" svg:y1="15.485cm" svg:x2="13.409cm" svg:y2="16.739cm">
          <text:p/>
        </draw:line>
        <draw:path draw:style-name="gr3" draw:text-style-name="P3" draw:layer="layout" svg:width="0.085cm" svg:height="0.121cm" draw:transform="rotate (-1.5707963267949) translate (13.435cm 16.663cm)" svg:viewBox="0 0 86 122" svg:d="M86 0c-20 30-46 57-86 87 46-27 72-16 85 35-6-48-6-86 1-122z">
          <text:p/>
        </draw:path>
        <draw:path draw:style-name="gr1" draw:text-style-name="P1" draw:layer="layout" svg:width="0.6cm" svg:height="0.6cm" draw:transform="rotate (-1.5707963267949) translate (12.223cm 18.068cm)" svg:viewBox="0 0 601 601" svg:d="M300 0c-165 0-300 135-300 301s135 300 300 300c167 0 301-134 301-300s-134-301-301-301z">
          <text:p/>
        </draw:path>
        <draw:line draw:style-name="gr1" draw:text-style-name="P1" draw:layer="layout" svg:x1="13.489cm" svg:y1="17.063cm" svg:x2="12.182cm" svg:y2="18.152cm">
          <text:p/>
        </draw:line>
        <draw:path draw:style-name="gr3" draw:text-style-name="P3" draw:layer="layout" svg:width="0.107cm" svg:height="0.115cm" draw:transform="rotate (-1.5707963267949) translate (12.277cm 18.062cm)" svg:viewBox="0 0 108 116" svg:d="M108 116c-17-31-29-67-37-116 3 53-20 71-71 59 46 17 80 35 108 57z">
          <text:p/>
        </draw:path>
        <draw:path draw:style-name="gr8" draw:text-style-name="P1" draw:layer="layout" svg:width="0.6cm" svg:height="0.6cm" svg:x="10.422cm" svg:y="19.567cm" svg:viewBox="0 0 601 601" svg:d="M301 0c-165 0-301 135-301 301s136 300 301 300c166 0 300-134 300-300s-134-301-300-301z">
          <text:p text:style-name="P4"><text:span text:style-name="T2">🍉</text:span></text:p>
        </draw:path>
        <draw:line draw:style-name="gr1" draw:text-style-name="P1" draw:layer="layout" svg:x1="11.733cm" svg:y1="18.606cm" svg:x2="10.934cm" svg:y2="19.604cm">
          <text:p/>
        </draw:line>
        <draw:path draw:style-name="gr3" draw:text-style-name="P3" draw:layer="layout" svg:width="0.116cm" svg:height="0.106cm" draw:transform="rotate (-1.5707963267949) translate (11.023cm 19.509cm)" svg:viewBox="0 0 117 107" svg:d="M117 107c-23-29-42-61-60-107 13 51-4 73-57 71 48 7 85 19 117 36z">
          <text:p/>
        </draw:path>
        <draw:path draw:style-name="gr1" draw:text-style-name="P1" draw:layer="layout" svg:width="0.6cm" svg:height="0.6cm" draw:transform="rotate (-1.5707963267949) translate (13.423cm 19.568cm)" svg:viewBox="0 0 601 601" svg:d="M301 0c-165 0-301 135-301 301s136 300 301 300c166 0 300-134 300-300s-134-301-300-301z">
          <text:p/>
        </draw:path>
        <draw:line draw:style-name="gr1" draw:text-style-name="P1" draw:layer="layout" svg:x1="12.112cm" svg:y1="18.606cm" svg:x2="12.911cm" svg:y2="19.604cm">
          <text:p/>
        </draw:line>
        <draw:path draw:style-name="gr3" draw:text-style-name="P3" draw:layer="layout" svg:width="0.116cm" svg:height="0.106cm" draw:transform="rotate (-1.5707963267949) translate (12.928cm 19.509cm)" svg:viewBox="0 0 117 107" svg:d="M117 0c-32 16-69 27-117 34 53-1 70 21 57 73 18-47 37-80 60-107z">
          <text:p/>
        </draw:path>
        <draw:path draw:style-name="gr8" draw:text-style-name="P1" draw:layer="layout" svg:width="0.6cm" svg:height="0.6cm" svg:x="13.722cm" svg:y="21.067cm" svg:viewBox="0 0 601 601" svg:d="M300 0c-165 0-300 135-300 300 0 166 135 301 300 301 167 0 301-135 301-301 0-165-134-300-301-300z">
          <text:p text:style-name="P4"><text:span text:style-name="T2">🍋</text:span></text:p>
        </draw:path>
        <draw:line draw:style-name="gr1" draw:text-style-name="P1" draw:layer="layout" svg:x1="13.278cm" svg:y1="20.129cm" svg:x2="13.848cm" svg:y2="21.078cm">
          <text:p/>
        </draw:line>
        <draw:path draw:style-name="gr3" draw:text-style-name="P3" draw:layer="layout" svg:width="0.12cm" svg:height="0.097cm" draw:transform="rotate (-1.5707963267949) translate (13.863cm 20.981cm)" svg:viewBox="0 0 121 98" svg:d="M121 0c-33 12-72 19-121 19 53 7 68 31 47 79 25-42 48-72 74-98z">
          <text:p/>
        </draw:path>
        <draw:path draw:style-name="gr1" draw:text-style-name="P1" draw:layer="layout" svg:width="0.6cm" svg:height="0.6cm" draw:transform="rotate (-1.5707963267949) translate (15.823cm 18.068cm)" svg:viewBox="0 0 601 601" svg:d="M300 0c-165 0-300 135-300 301s135 300 300 300c167 0 301-134 301-300s-134-301-301-301z">
          <text:p/>
        </draw:path>
        <draw:line draw:style-name="gr1" draw:text-style-name="P1" draw:layer="layout" svg:x1="13.955cm" svg:y1="17.063cm" svg:x2="15.262cm" svg:y2="18.152cm">
          <text:p/>
        </draw:line>
        <draw:path draw:style-name="gr3" draw:text-style-name="P3" draw:layer="layout" svg:width="0.107cm" svg:height="0.116cm" draw:transform="rotate (-1.5707963267949) translate (15.284cm 18.062cm)" svg:viewBox="0 0 108 117" svg:d="M108 0c-28 23-62 42-108 59 51-13 74 5 71 58 8-48 20-85 37-117z">
          <text:p/>
        </draw:path>
        <draw:path draw:style-name="gr1" draw:text-style-name="P1" draw:layer="layout" svg:width="0.6cm" svg:height="0.6cm" draw:transform="rotate (-1.5707963267949) translate (17.023cm 19.568cm)" svg:viewBox="0 0 601 601" svg:d="M301 0c-165 0-301 135-301 301s136 300 301 300c166 0 300-134 300-300s-134-301-300-301z">
          <text:p/>
        </draw:path>
        <draw:line draw:style-name="gr1" draw:text-style-name="P1" draw:layer="layout" svg:x1="15.712cm" svg:y1="18.606cm" svg:x2="16.511cm" svg:y2="19.604cm">
          <text:p/>
        </draw:line>
        <draw:path draw:style-name="gr3" draw:text-style-name="P3" draw:layer="layout" svg:width="0.116cm" svg:height="0.106cm" draw:transform="rotate (-1.5707963267949) translate (16.528cm 19.509cm)" svg:viewBox="0 0 117 107" svg:d="M117 0c-32 16-69 28-117 35 53-1 70 21 57 72 18-46 37-79 60-107z">
          <text:p/>
        </draw:path>
        <draw:path draw:style-name="gr1" draw:text-style-name="P1" draw:layer="layout" svg:width="0.6cm" svg:height="0.6cm" draw:transform="rotate (-1.5707963267949) translate (17.923cm 21.068cm)" svg:viewBox="0 0 601 601" svg:d="M300 0c-165 0-300 135-300 300 0 166 135 301 300 301 167 0 301-135 301-301 0-165-134-300-301-300z">
          <text:p/>
        </draw:path>
        <draw:line draw:style-name="gr1" draw:text-style-name="P1" draw:layer="layout" svg:x1="16.878cm" svg:y1="20.129cm" svg:x2="17.448cm" svg:y2="21.078cm">
          <text:p/>
        </draw:line>
        <draw:path draw:style-name="gr3" draw:text-style-name="P3" draw:layer="layout" svg:width="0.12cm" svg:height="0.097cm" draw:transform="rotate (-1.5707963267949) translate (17.463cm 20.981cm)" svg:viewBox="0 0 121 98" svg:d="M121 0c-33 12-72 18-121 19 53 5 68 31 47 79 25-42 48-74 74-98z">
          <text:p/>
        </draw:path>
        <draw:path draw:style-name="gr9" draw:text-style-name="P6" draw:layer="layout" svg:width="0.6cm" svg:height="0.6cm" svg:x="16.602cm" svg:y="22.567cm" svg:viewBox="0 0 601 601" svg:d="M301 0c-165 0-301 135-301 300 0 167 136 301 301 301 166 0 300-134 300-301 0-165-134-300-300-300z">
          <text:p text:style-name="P5"><text:span text:style-name="T1">🍊</text:span></text:p>
        </draw:path>
        <draw:line draw:style-name="gr1" draw:text-style-name="P1" draw:layer="layout" svg:x1="17.491cm" svg:y1="21.642cm" svg:x2="17.049cm" svg:y2="22.563cm">
          <text:p/>
        </draw:line>
        <draw:path draw:style-name="gr3" draw:text-style-name="P3" draw:layer="layout" svg:width="0.121cm" svg:height="0.09cm" draw:transform="rotate (-1.5707963267949) translate (17.127cm 22.467cm)" svg:viewBox="0 0 122 91" svg:d="M122 91c-30-22-56-51-83-91 24 46 12 73-39 83 48-4 86-1 122 8z">
          <text:p/>
        </draw:path>
        <draw:path draw:style-name="gr1" draw:text-style-name="P1" draw:layer="layout" svg:width="0.6cm" svg:height="0.6cm" draw:transform="rotate (-1.5707963267949) translate (18.643cm 22.568cm)" svg:viewBox="0 0 601 601" svg:d="M301 0c-165 0-301 135-301 301s136 300 301 300c166 0 300-134 300-300s-134-301-300-301z">
          <text:p/>
        </draw:path>
        <draw:line draw:style-name="gr1" draw:text-style-name="P1" draw:layer="layout" svg:x1="17.753cm" svg:y1="21.642cm" svg:x2="18.196cm" svg:y2="22.563cm">
          <text:p/>
        </draw:line>
        <draw:path draw:style-name="gr3" draw:text-style-name="P3" draw:layer="layout" svg:width="0.121cm" svg:height="0.09cm" draw:transform="rotate (-1.5707963267949) translate (18.208cm 22.467cm)" svg:viewBox="0 0 122 91" svg:d="M122 0c-36 9-74 11-122 7 51 11 63 36 39 84 27-42 53-70 83-91z">
          <text:p/>
        </draw:path>
        <draw:path draw:style-name="gr10" draw:text-style-name="P6" draw:layer="layout" svg:width="0.6cm" svg:height="0.6cm" svg:x="17.442cm" svg:y="24.067cm" svg:viewBox="0 0 601 601" svg:d="M300 0c-165 0-300 136-300 301 0 166 135 300 300 300 167 0 301-134 301-300 0-165-134-301-301-301z">
          <text:p text:style-name="P5"><text:span text:style-name="T1">🍒</text:span></text:p>
        </draw:path>
        <draw:line draw:style-name="gr1" draw:text-style-name="P1" draw:layer="layout" svg:x1="18.23cm" svg:y1="23.151cm" svg:x2="17.868cm" svg:y2="24.054cm">
          <text:p/>
        </draw:line>
        <draw:path draw:style-name="gr3" draw:text-style-name="P3" draw:layer="layout" svg:width="0.121cm" svg:height="0.085cm" draw:transform="rotate (-1.5707963267949) translate (17.943cm 23.958cm)" svg:viewBox="0 0 122 86" svg:d="M122 86c-30-20-58-46-88-86 27 46 17 73-34 86 48-7 87-7 122 0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 Color Emoji2" svg:font-family="'Apple Color Emoji'"/>
    <style:font-face style:name="Liberation Sans" svg:font-family="'Liberation Sans'" style:font-family-generic="swiss"/>
    <style:font-face style:name="Apple Color Emoji1" svg:font-family="'Apple Color Emoji'" style:font-pitch="fixed"/>
    <style:font-face style:name="Apple Color Emoji" svg:font-family="'Apple Color Emoji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2:29:57.822071060</meta:creation-date>
    <dc:date>2021-09-21T13:59:06.939364785</dc:date>
    <meta:editing-duration>PT16M35S</meta:editing-duration>
    <meta:editing-cycles>2</meta:editing-cycles>
    <meta:generator>LibreOffice/6.4.7.2$Linux_X86_64 LibreOffice_project/40$Build-2</meta:generator>
    <meta:document-statistic meta:object-count="164"/>
  </office:meta>
</office:document-meta>
</file>